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let</mi>
            <mi>'</mi>
            <mi>s</mi>
            <mi mathvariant="italic">calculate</mi>
          </mrow>
        </mtd>
      </mtr>
      <mtr>
        <mtd>
          <mrow>
            <mrow>
              <mi>A</mi>
              <mo stretchy="false">=</mo>
              <mrow>
                <mo stretchy="false">∫</mo>
                <mrow>
                  <mi>x</mi>
                  <msup>
                    <mi>e</mi>
                    <mrow>
                      <msup>
                        <mi>x</mi>
                        <mn>2</mn>
                      </msup>
                    </mrow>
                  </msup>
                </mrow>
              </mrow>
            </mrow>
            <mi mathvariant="italic">dx</mi>
            <mi/>
          </mrow>
        </mtd>
      </mtr>
      <mtr>
        <mtd>
          <mrow/>
        </mtd>
      </mtr>
      <mtr>
        <mtd>
          <mrow>
            <mrow>
              <mi>u</mi>
              <mo stretchy="false">=</mo>
              <msup>
                <mi>x</mi>
                <mn>2</mn>
              </msup>
            </mrow>
            <mi/>
            <mi>,</mi>
            <mrow>
              <mi mathvariant="italic">du</mi>
              <mo stretchy="false">=</mo>
              <mn>2x</mn>
            </mrow>
          </mrow>
        </mtd>
      </mtr>
      <mtr>
        <mtd>
          <mrow>
            <mi mathvariant="italic">so</mi>
            <mrow>
              <mi>A</mi>
              <mo stretchy="false">=</mo>
              <mfrac>
                <mn>1</mn>
                <mn>2</mn>
              </mfrac>
            </mrow>
            <mrow>
              <mo stretchy="false">∫</mo>
              <mi mathvariant="italic">du</mi>
            </mrow>
            <msup>
              <mi>e</mi>
              <mi>u</mi>
            </msup>
          </mrow>
        </mtd>
      </mtr>
      <mtr>
        <mtd>
          <mrow/>
        </mtd>
      </mtr>
      <mtr>
        <mtd>
          <mrow>
            <mi mathvariant="italic">we</mi>
            <mi mathvariant="italic">already</mi>
            <mi mathvariant="italic">know</mi>
            <mi mathvariant="italic">that</mi>
            <mrow>
              <mo stretchy="false">∫</mo>
              <msup>
                <mi>e</mi>
                <mi>u</mi>
              </msup>
            </mrow>
            <mrow>
              <mi mathvariant="italic">du</mi>
              <mo stretchy="false">=</mo>
              <msup>
                <mi>e</mi>
                <mi>u</mi>
              </msup>
            </mrow>
          </mrow>
        </mtd>
      </mtr>
      <mtr>
        <mtd>
          <mrow>
            <mi mathvariant="italic">so</mi>
          </mrow>
        </mtd>
      </mtr>
      <mtr>
        <mtd>
          <mrow>
            <mrow>
              <mi>A</mi>
              <mo stretchy="false">=</mo>
              <mfrac>
                <mn>1</mn>
                <mn>2</mn>
              </mfrac>
            </mrow>
            <msup>
              <mi>e</mi>
              <mi>u</mi>
            </msup>
            <mi mathvariant="italic">with</mi>
            <mrow>
              <mi>u</mi>
              <mo stretchy="false">=</mo>
              <msup>
                <mi>x</mi>
                <mn>2</mn>
              </msup>
            </mrow>
          </mrow>
        </mtd>
      </mtr>
      <mtr>
        <mtd>
          <mrow>
            <mn>.......................</mn>
          </mrow>
        </mtd>
      </mtr>
      <mtr>
        <mtd>
          <mrow>
            <mrow>
              <mi>A</mi>
              <mo stretchy="false">=</mo>
              <mfrac>
                <mn>1</mn>
                <mn>2</mn>
              </mfrac>
            </mrow>
            <mrow>
              <msup>
                <mi>e</mi>
                <mrow>
                  <msup>
                    <mi>x</mi>
                    <mn>2</mn>
                  </msup>
                </mrow>
              </msup>
              <mo stretchy="false">+</mo>
              <msup>
                <mi>c</mi>
                <mi mathvariant="italic">st</mi>
              </msup>
            </mrow>
          </mrow>
        </mtd>
      </mtr>
      <mtr>
        <mtd>
          <mrow>
            <mn>.......................</mn>
          </mrow>
        </mtd>
      </mtr>
      <mtr>
        <mtd>
          <mrow/>
        </mtd>
      </mtr>
      <mtr>
        <mtd>
          <mrow/>
        </mtd>
      </mtr>
      <mtr>
        <mtd>
          <mrow>
            <mrow>
              <munderover>
                <mo stretchy="false">∫</mo>
                <mi>a</mi>
                <mi>b</mi>
              </munderover>
              <mrow>
                <mfrac>
                  <msup>
                    <mi>x</mi>
                    <mn>2</mn>
                  </msup>
                  <mrow>
                    <mrow>
                      <mn>2x</mn>
                      <mo stretchy="false">−</mo>
                      <mn>5</mn>
                    </mrow>
                  </mrow>
                </mfrac>
                <mi mathvariant="italic">dx</mi>
              </mrow>
            </mrow>
          </mrow>
        </mtd>
      </mtr>
      <mtr>
        <mtd>
          <mrow>
            <mi mathvariant="italic">this</mi>
            <mi mathvariant="italic">is</mi>
            <mi>a</mi>
            <mi mathvariant="italic">test</mi>
          </mrow>
        </mtd>
      </mtr>
    </mtable>
    <annotation encoding="StarMath 5.0">let's calculate newline A = int {x e sup {x sup 2}} dx  ~~~~~~~~~ newline newline u = x sup 2 ~, du = 2x
newline so 
A = 1 over 2 int du e sup u
newline newline 
we already know that int e sup u du = e sup u
newline 
so newline A = 1 over 2 e sup u with u = x sup 2
newline
....................... newline
A = 1 over 2 e sup { x sup 2} + c sup st
newline ....................... newline
newline newline

int from a to b {x sup 2 over {2x - 5} dx} newline this is a tes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0:44:19</meta:creation-date>
    <meta:generator>LibreOffice/3.5$Linux_x86 LibreOffice_project/350m1$Build-2</meta:generator>
  </office:meta>
</office:document-meta>
</file>